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6cm" fo:min-width="3.48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18cm"/>
    </style:style>
    <style:style style:name="gr9" style:family="graphic" style:parent-style-name="standard">
      <style:graphic-properties draw:textarea-horizontal-align="justify" draw:textarea-vertical-align="middle" draw:auto-grow-height="false" fo:min-height="0.828cm" fo:min-width="1.567cm"/>
    </style:style>
    <style:style style:name="gr10" style:family="graphic" style:parent-style-name="standard">
      <style:graphic-properties draw:textarea-horizontal-align="justify" draw:textarea-vertical-align="middle" draw:auto-grow-height="false" fo:min-height="1.11cm" fo:min-width="4.539cm"/>
    </style:style>
    <style:style style:name="gr11" style:family="graphic" style:parent-style-name="standard">
      <style:graphic-properties draw:textarea-horizontal-align="justify" draw:textarea-vertical-align="middle" draw:auto-grow-height="false" fo:min-height="1.402cm" fo:min-width="0.898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2.167cm"/>
    </style:style>
    <style:style style:name="gr13" style:family="graphic" style:parent-style-name="standard">
      <style:graphic-properties draw:textarea-horizontal-align="justify" draw:textarea-vertical-align="middle" draw:auto-grow-height="false" fo:min-height="1.008cm" fo:min-width="1.3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0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48cm" style:use-optimal-column-width="false"/>
    </style:style>
    <style:style style:name="co3" style:family="table-column">
      <style:table-column-properties style:column-width="6.424cm" style:use-optimal-column-width="false"/>
    </style:style>
    <style:style style:name="co4" style:family="table-column">
      <style:table-column-properties style:column-width="13.862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co6" style:family="table-column">
      <style:table-column-properties style:column-width="6.416cm" style:use-optimal-column-width="false"/>
    </style:style>
    <style:style style:name="co7" style:family="table-column">
      <style:table-column-properties style:column-width="27.715cm" style:use-optimal-column-width="false"/>
    </style:style>
    <style:style style:name="co8" style:family="table-column">
      <style:table-column-properties style:column-width="5.145cm" style:use-optimal-column-width="false"/>
    </style:style>
    <style:style style:name="co9" style:family="table-column">
      <style:table-column-properties style:column-width="12.142cm" style:use-optimal-column-width="false"/>
    </style:style>
    <style:style style:name="co10" style:family="table-column">
      <style:table-column-properties style:column-width="7.088cm" style:use-optimal-column-width="false"/>
    </style:style>
    <style:style style:name="co11" style:family="table-column">
      <style:table-column-properties style:column-width="16.43cm" style:use-optimal-column-width="false"/>
    </style:style>
    <style:style style:name="co12" style:family="table-column">
      <style:table-column-properties style:column-width="8.825cm" style:use-optimal-column-width="false"/>
    </style:style>
    <style:style style:name="ro1" style:family="table-row">
      <style:table-row-properties style:row-height="1.911cm"/>
    </style:style>
    <style:style style:name="ro2" style:family="table-row">
      <style:table-row-properties style:row-height="2.008cm"/>
    </style:style>
    <style:style style:name="ro3" style:family="table-row">
      <style:table-row-properties style:row-height="1.386cm"/>
    </style:style>
    <style:style style:name="ro4" style:family="table-row">
      <style:table-row-properties style:row-height="1.643cm"/>
    </style:style>
    <style:style style:name="ro5" style:family="table-row">
      <style:table-row-properties style:row-height="1.499cm"/>
    </style:style>
    <style:style style:name="ro6" style:family="table-row">
      <style:table-row-properties style:row-height="0cm"/>
    </style:style>
    <style:style style:name="ro7" style:family="table-row">
      <style:table-row-properties style:row-height="1.395cm"/>
    </style:style>
    <style:style style:name="ro8" style:family="table-row">
      <style:table-row-properties style:row-height="1.343cm"/>
    </style:style>
    <style:style style:name="ro9" style:family="table-row">
      <style:table-row-properties style:row-height="1.153cm"/>
    </style:style>
    <style:style style:name="ro10" style:family="table-row">
      <style:table-row-properties style:row-height="1.34cm"/>
    </style:style>
    <style:style style:name="ro11" style:family="table-row">
      <style:table-row-properties style:row-height="3.915cm"/>
    </style:style>
    <style:style style:name="ro12" style:family="table-row">
      <style:table-row-properties style:row-height="2.759cm"/>
    </style:style>
    <style:style style:name="ro13" style:family="table-row">
      <style:table-row-properties style:row-height="1.525cm"/>
    </style:style>
    <style:style style:name="ro14" style:family="table-row">
      <style:table-row-properties style:row-height="1.282cm"/>
    </style:style>
    <style:style style:name="ro15" style:family="table-row">
      <style:table-row-properties style:row-height="1.278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ce5" style:family="table-cell">
      <style:graphic-properties style:repeat="repeat"/>
      <style:text-properties fo:color="#0066cc" fo:font-size="14pt" fo:font-weight="normal" style:font-size-asian="14pt" style:font-weight-asian="normal" style:font-size-complex="14pt" style:font-weight-complex="normal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66cc"/>
    </style:style>
    <style:style style:name="T4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66cc" fo:font-size="14pt" style:font-size-asian="14pt" style:font-size-complex="14pt"/>
    </style:style>
    <style:style style:name="T6" style:family="text">
      <style:text-properties fo:color="#0066cc" style:text-position="super 58%" fo:font-size="14pt" style:font-size-asian="14pt" style:font-size-complex="14pt"/>
    </style:style>
    <style:style style:name="T7" style:family="text">
      <style:text-properties fo:color="#0066cc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1.778cm" draw:transform="rotate (1.56590940488931) translate (9.278cm 11.75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6.969cm" svg:y1="5.953cm" svg:x2="9.382cm" svg:y2="5.953cm">
          <text:p/>
        </draw:line>
        <draw:line draw:style-name="gr2" draw:text-style-name="P1" draw:layer="layout" svg:x1="6.97cm" svg:y1="7.353cm" svg:x2="9.383cm" svg:y2="7.353cm">
          <text:p/>
        </draw:line>
        <draw:line draw:style-name="gr2" draw:text-style-name="P1" draw:layer="layout" svg:x1="6.971cm" svg:y1="8.753cm" svg:x2="9.384cm" svg:y2="8.753cm">
          <text:p/>
        </draw:line>
        <draw:line draw:style-name="gr2" draw:text-style-name="P1" draw:layer="layout" svg:x1="6.972cm" svg:y1="10.253cm" svg:x2="9.385cm" svg:y2="10.253cm">
          <text:p/>
        </draw:line>
        <draw:line draw:style-name="gr2" draw:text-style-name="P1" draw:layer="layout" svg:x1="11.071cm" svg:y1="8.153cm" svg:x2="13.484cm" svg:y2="8.153cm">
          <text:p/>
        </draw:line>
        <draw:line draw:style-name="gr3" draw:text-style-name="P1" draw:layer="layout" svg:x1="10.344cm" svg:y1="13.373cm" svg:x2="10.344cm" svg:y2="10.706cm">
          <text:p/>
        </draw:line>
        <draw:frame draw:style-name="gr4" draw:text-style-name="P2" draw:layer="layout" svg:width="1.421cm" svg:height="0.962cm" svg:x="5.064cm" svg:y="5.699cm">
          <draw:text-box>
            <text:p><text:span text:style-name="T1">in0</text:span></text:p>
          </draw:text-box>
        </draw:frame>
        <draw:frame draw:style-name="gr4" draw:text-style-name="P2" draw:layer="layout" svg:width="1.421cm" svg:height="0.962cm" svg:x="5.064cm" svg:y="6.799cm">
          <draw:text-box>
            <text:p><text:span text:style-name="T1">in1</text:span></text:p>
          </draw:text-box>
        </draw:frame>
        <draw:frame draw:style-name="gr4" draw:text-style-name="P2" draw:layer="layout" svg:width="1.421cm" svg:height="0.962cm" svg:x="5.064cm" svg:y="8.099cm">
          <draw:text-box>
            <text:p><text:span text:style-name="T1">in2</text:span></text:p>
          </draw:text-box>
        </draw:frame>
        <draw:frame draw:style-name="gr4" draw:text-style-name="P2" draw:layer="layout" svg:width="1.421cm" svg:height="0.962cm" svg:x="5.064cm" svg:y="9.599cm">
          <draw:text-box>
            <text:p><text:span text:style-name="T1">in3</text:span></text:p>
          </draw:text-box>
        </draw:frame>
        <draw:frame draw:style-name="gr5" draw:text-style-name="P2" draw:layer="layout" svg:width="1.383cm" svg:height="0.962cm" svg:x="9.665cm" svg:y="13.199cm">
          <draw:text-box>
            <text:p><text:span text:style-name="T1">sel</text:span></text:p>
          </draw:text-box>
        </draw:frame>
        <draw:frame draw:style-name="gr6" draw:text-style-name="P2" draw:layer="layout" svg:width="3.148cm" svg:height="0.962cm" svg:x="12.176cm" svg:y="6.842cm">
          <draw:text-box>
            <text:p><text:span text:style-name="T1">mux_out</text:span></text:p>
          </draw:text-box>
        </draw:frame>
        <draw:frame draw:style-name="gr7" draw:text-style-name="P3" draw:layer="layout" svg:width="6.107cm" svg:height="1.119cm" svg:x="7.304cm" svg:y="1.983cm">
          <draw:text-box>
            <text:p><text:span text:style-name="T2">Module of MUX</text:span></text:p>
          </draw:text-box>
        </draw:frame>
      </draw:page>
      <draw:page draw:name="page2" draw:style-name="dp1" draw:master-page-name="Default">
        <draw:frame draw:style-name="standard" draw:layer="layout" svg:width="18.161cm" svg:height="12.333cm" svg:x="1.89cm" svg:y="4.1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<text:s text:c="4"/></text:span></text:p>
                <text:p><text:span text:style-name="T3"><text:s text:c="6"/></text:span><text:span text:style-name="T3">signal</text:span></text:p>
              </table:table-cell>
              <table:table-cell>
                <text:p><text:span text:style-name="T3"/></text:p>
                <text:p><text:span text:style-name="T3"><text:s text:c="5"/></text:span><text:span text:style-name="T3">direction</text:span></text:p>
              </table:table-cell>
              <table:table-cell>
                <text:p><text:span text:style-name="T3"/></text:p>
                <text:p><text:span text:style-name="T3"><text:s text:c="8"/></text:span><text:span text:style-name="T3">width</text:span></text:p>
              </table:table-cell>
              <table:table-cell>
                <text:p><text:span text:style-name="T3"/></text:p>
                <text:p><text:span text:style-name="T3"><text:s/></text:span><text:span text:style-name="T3">description</text:span></text:p>
              </table:table-cell>
            </table:table-row>
            <table:table-row table:style-name="ro2" table:default-cell-style-name="ce1">
              <table:table-cell>
                <text:p><text:span text:style-name="T3">in0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<text:s text:c="5"/>data</text:span></text:p>
              </table:table-cell>
            </table:table-row>
            <table:table-row table:style-name="ro3" table:default-cell-style-name="ce1">
              <table:table-cell>
                <text:p><text:span text:style-name="T3">in1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4" table:default-cell-style-name="ce1">
              <table:table-cell>
                <text:p><text:span text:style-name="T3">in2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7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5" table:default-cell-style-name="ce1">
              <table:table-cell>
                <text:p><text:span text:style-name="T3">in3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8"/></text:span><text:span text:style-name="T3">1 bit</text:span></text:p>
              </table:table-cell>
              <table:table-cell>
                <text:p><text:span text:style-name="T3">1 bit input data</text:span></text:p>
              </table:table-cell>
            </table:table-row>
            <table:table-row table:style-name="ro6" table:default-cell-style-name="ce1">
              <table:table-cell>
                <text:p><text:span text:style-name="T3">sel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8"/></text:span><text:span text:style-name="T3">2 bit</text:span></text:p>
              </table:table-cell>
              <table:table-cell>
                <text:p><text:span text:style-name="T3">2 bit input</text:span></text:p>
                <text:p><text:span text:style-name="T3">data</text:span></text:p>
              </table:table-cell>
            </table:table-row>
            <table:table-row table:style-name="ro6" table:default-cell-style-name="ce1">
              <table:table-cell>
                <text:p><text:span text:style-name="T3">mux_out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output 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3" draw:layer="layout" svg:width="7.618cm" svg:height="1.119cm" svg:x="6.996cm" svg:y="1.526cm">
          <draw:text-box>
            <text:p><text:span text:style-name="T2">Module description</text:span></text:p>
          </draw:text-box>
        </draw:frame>
      </draw:page>
      <draw:page draw:name="page3" draw:style-name="dp1" draw:master-page-name="Default">
        <draw:custom-shape draw:style-name="gr9" draw:text-style-name="P1" draw:layer="layout" svg:width="2.921cm" svg:height="1.524cm" svg:x="9.447cm" svg:y="3.97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8.001cm" svg:height="2.159cm" svg:x="6.588cm" svg:y="7.026cm">
          <text:p text:style-name="P1"><text:s text:c="6"/>input=sel,in0,in1,</text:p>
          <text:p text:style-name="P1">in2,in3.</text:p>
          <text:p text:style-name="P1">output=mux_o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xml:id="id1" draw:id="id1" draw:layer="layout" svg:width="2.794cm" svg:height="3.302cm" svg:x="9.09cm" svg:y="10.963cm">
          <text:p text:style-name="P1">s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2" draw:id="id2" draw:layer="layout" svg:width="2.667cm" svg:height="1.397cm" svg:x="2.064cm" svg:y="18.713cm">
          <text:p text:style-name="P1">mux_out=</text:p>
          <text:p text:style-name="P1">in0</text:p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2.667cm" svg:height="1.397cm" svg:x="5.664cm" svg:y="18.713cm">
          <text:p text:style-name="P1">mux_out=</text:p>
          <text:p text:style-name="P1">in1</text:p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2.667cm" svg:height="1.397cm" svg:x="9.064cm" svg:y="18.813cm">
          <text:p text:style-name="P1">mux_out=</text:p>
          <text:p text:style-name="P1">in2</text:p>
          <draw:enhanced-geometry svg:viewBox="0 0 21600 21600" draw:type="rectangle" draw:enhanced-path="M 0 0 L 21600 0 21600 21600 0 21600 0 0 Z N"/>
        </draw:custom-shape>
        <draw:custom-shape draw:style-name="gr12" draw:text-style-name="P1" xml:id="id5" draw:id="id5" draw:layer="layout" svg:width="2.667cm" svg:height="1.397cm" svg:x="12.664cm" svg:y="18.713cm">
          <text:p text:style-name="P1">mux_out=</text:p>
          <text:p text:style-name="P1">in3</text:p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2.667cm" svg:height="1.397cm" svg:x="16.764cm" svg:y="18.813cm">
          <text:p text:style-name="P1">mux_out=</text:p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3" draw:text-style-name="P1" xml:id="id7" draw:id="id7" draw:layer="layout" svg:width="2.667cm" svg:height="1.778cm" svg:x="9.163cm" svg:y="24.23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487cm" svg:y1="14.265cm" svg:x2="3.397cm" svg:y2="18.713cm" draw:start-shape="id1" draw:start-glue-point="6" draw:end-shape="id2" draw:end-glue-point="0" svg:d="M10487 14265v2224h-7090v2224" svg:viewBox="0 0 7091 4449">
          <text:p/>
        </draw:connector>
        <draw:connector draw:style-name="gr3" draw:text-style-name="P1" draw:layer="layout" svg:x1="10.487cm" svg:y1="14.265cm" svg:x2="6.997cm" svg:y2="18.713cm" draw:start-shape="id1" draw:start-glue-point="6" draw:end-shape="id3" draw:end-glue-point="0" svg:d="M10487 14265v2224h-3490v2224" svg:viewBox="0 0 3491 4449">
          <text:p/>
        </draw:connector>
        <draw:connector draw:style-name="gr3" draw:text-style-name="P1" draw:layer="layout" svg:x1="10.487cm" svg:y1="14.265cm" svg:x2="10.397cm" svg:y2="18.813cm" draw:start-shape="id1" draw:start-glue-point="6" draw:end-shape="id4" draw:end-glue-point="0" svg:d="M10487 14265v2274h-90v2274" svg:viewBox="0 0 91 4549">
          <text:p/>
        </draw:connector>
        <draw:connector draw:style-name="gr3" draw:text-style-name="P1" draw:layer="layout" svg:x1="10.487cm" svg:y1="14.265cm" svg:x2="13.997cm" svg:y2="18.713cm" draw:start-shape="id1" draw:start-glue-point="6" draw:end-shape="id5" draw:end-glue-point="0" svg:d="M10487 14265v2224h3510v2224" svg:viewBox="0 0 3511 4449">
          <text:p/>
        </draw:connector>
        <draw:connector draw:style-name="gr3" draw:text-style-name="P1" draw:layer="layout" svg:x1="10.487cm" svg:y1="14.265cm" svg:x2="18.097cm" svg:y2="18.813cm" draw:start-shape="id1" draw:start-glue-point="6" draw:end-shape="id6" draw:end-glue-point="0" svg:d="M10487 14265v2274h7610v2274" svg:viewBox="0 0 7611 4549">
          <text:p/>
        </draw:connector>
        <draw:connector draw:style-name="gr3" draw:text-style-name="P1" draw:layer="layout" svg:x1="3.397cm" svg:y1="20.11cm" svg:x2="10.497cm" svg:y2="24.231cm" draw:start-shape="id2" draw:start-glue-point="2" draw:end-shape="id7" draw:end-glue-point="4" svg:d="M3397 20110v2060h7100v2061" svg:viewBox="0 0 7101 4122">
          <text:p/>
        </draw:connector>
        <draw:connector draw:style-name="gr3" draw:text-style-name="P1" draw:layer="layout" svg:x1="6.997cm" svg:y1="20.11cm" svg:x2="10.497cm" svg:y2="24.231cm" draw:start-shape="id3" draw:start-glue-point="2" draw:end-shape="id7" draw:end-glue-point="4" svg:d="M6997 20110v2060h3500v2061" svg:viewBox="0 0 3501 4122">
          <text:p/>
        </draw:connector>
        <draw:connector draw:style-name="gr3" draw:text-style-name="P1" draw:layer="layout" svg:x1="10.397cm" svg:y1="20.21cm" svg:x2="10.497cm" svg:y2="24.231cm" draw:start-shape="id4" draw:start-glue-point="2" draw:end-shape="id7" draw:end-glue-point="4" svg:d="M10397 20210v2010h100v2011" svg:viewBox="0 0 101 4022">
          <text:p/>
        </draw:connector>
        <draw:connector draw:style-name="gr3" draw:text-style-name="P1" draw:layer="layout" svg:x1="13.997cm" svg:y1="20.11cm" svg:x2="10.497cm" svg:y2="24.231cm" draw:start-shape="id5" draw:start-glue-point="2" draw:end-shape="id7" draw:end-glue-point="4" svg:d="M13997 20110v2060h-3500v2061" svg:viewBox="0 0 3501 4122">
          <text:p/>
        </draw:connector>
        <draw:connector draw:style-name="gr3" draw:text-style-name="P1" draw:layer="layout" svg:x1="18.097cm" svg:y1="20.21cm" svg:x2="10.497cm" svg:y2="24.231cm" draw:start-shape="id6" draw:start-glue-point="2" draw:end-shape="id7" draw:end-glue-point="4" svg:d="M18097 20210v2010h-7600v2011" svg:viewBox="0 0 7601 4022">
          <text:p/>
        </draw:connector>
        <draw:line draw:style-name="gr3" draw:text-style-name="P1" draw:layer="layout" svg:x1="10.525cm" svg:y1="9.058cm" svg:x2="10.498cm" svg:y2="11.217cm">
          <text:p/>
        </draw:line>
        <draw:line draw:style-name="gr3" draw:text-style-name="P1" draw:layer="layout" svg:x1="10.906cm" svg:y1="5.629cm" svg:x2="10.906cm" svg:y2="7.153cm">
          <text:p/>
        </draw:line>
        <draw:frame draw:style-name="gr14" draw:layer="layout" svg:width="1.205cm" svg:height="0.962cm" svg:x="3.267cm" svg:y="17.54cm">
          <draw:text-box>
            <text:p>00</text:p>
          </draw:text-box>
        </draw:frame>
        <draw:frame draw:style-name="gr14" draw:layer="layout" svg:width="1.205cm" svg:height="0.962cm" svg:x="7.168cm" svg:y="17.64cm">
          <draw:text-box>
            <text:p>01</text:p>
          </draw:text-box>
        </draw:frame>
        <draw:frame draw:style-name="gr14" draw:layer="layout" svg:width="1.205cm" svg:height="0.962cm" svg:x="10.569cm" svg:y="17.84cm">
          <draw:text-box>
            <text:p>10</text:p>
          </draw:text-box>
        </draw:frame>
        <draw:frame draw:style-name="gr14" draw:layer="layout" svg:width="1.205cm" svg:height="0.962cm" svg:x="13.97cm" svg:y="17.84cm">
          <draw:text-box>
            <text:p>11</text:p>
          </draw:text-box>
        </draw:frame>
        <draw:frame draw:style-name="gr15" draw:layer="layout" svg:width="2.403cm" svg:height="0.962cm" svg:x="18.171cm" svg:y="17.84cm">
          <draw:text-box>
            <text:p>default</text:p>
          </draw:text-box>
        </draw:frame>
        <draw:frame draw:style-name="gr16" draw:text-style-name="P3" draw:layer="layout" svg:width="7.567cm" svg:height="1.119cm" svg:x="7.047cm" svg:y="1.465cm">
          <draw:text-box>
            <text:p><text:span text:style-name="T2">Flow chart for MUX</text:span></text:p>
          </draw:text-box>
        </draw:frame>
      </draw:page>
      <draw:page draw:name="page4" draw:style-name="dp1" draw:master-page-name="Default">
        <draw:frame draw:style-name="standard" draw:layer="layout" svg:width="64.768cm" svg:height="26.531cm" svg:x="-21.59cm" svg:y="2.84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2">
              <table:table-cell>
                <text:p><text:span text:style-name="T4">S.no</text:span></text:p>
              </table:table-cell>
              <table:table-cell>
                <text:p><text:span text:style-name="T4">Functionality</text:span></text:p>
              </table:table-cell>
              <table:table-cell>
                <text:p><text:span text:style-name="T4"><text:s text:c="4"/></text:span><text:span text:style-name="T4">Test procedure</text:span></text:p>
              </table:table-cell>
              <table:table-cell>
                <text:p><text:span text:style-name="T4">Expected output</text:span></text:p>
              </table:table-cell>
              <table:table-cell>
                <text:p><text:span text:style-name="T4">Actual output</text:span></text:p>
              </table:table-cell>
              <table:table-cell>
                <text:p><text:span text:style-name="T4">Result </text:span></text:p>
                <text:p><text:span text:style-name="T4">Pass/fail</text:span></text:p>
              </table:table-cell>
            </table:table-row>
            <table:table-row table:style-name="ro8" table:default-cell-style-name="ce3">
              <table:table-cell table:style-name="ce2">
                <text:p><text:span text:style-name="T4">1.</text:span></text:p>
              </table:table-cell>
              <table:table-cell>
                <text:p><text:span text:style-name="T5">Sel check – check for the giving select line as <text:s/>00 in multiplexer.</text:span></text:p>
                <text:p><text:span text:style-name="T5"/></text:p>
                <text:p><text:span text:style-name="T5">According to spec the output is in0(first selection line).</text:span></text:p>
              </table:table-cell>
              <table:table-cell>
                <text:p><text:span text:style-name="T5">Make</text:span></text:p>
                <text:p><text:span text:style-name="T5"><text:s/></text:span><text:span text:style-name="T5">sel=00</text:span></text:p>
                <text:p><text:span text:style-name="T5">In0=0,</text:span></text:p>
                <text:p><text:span text:style-name="T5">In1=x,</text:span></text:p>
                <text:p><text:span text:style-name="T5">In2=2,</text:span></text:p>
                <text:p><text:span text:style-name="T5">In3=3.</text:span></text:p>
              </table:table-cell>
              <table:table-cell table:style-name="ce4">
                <text:p text:style-name="P4"><text:span text:style-name="T5">mux_out=in0</text:span></text:p>
              </table:table-cell>
              <table:table-cell>
                <text:p><text:span text:style-name="T5">sel=00,</text:span><text:span text:style-name="T5"><text:tab/></text:span><text:span text:style-name="T5">ino=x,</text:span><text:span text:style-name="T5"><text:tab/></text:span><text:span text:style-name="T5">in1=1,</text:span><text:span text:style-name="T5"><text:tab/></text:span><text:span text:style-name="T5">in2=0,</text:span><text:span text:style-name="T5"><text:tab/></text:span><text:span text:style-name="T5">in3=1, out=x</text:span></text:p>
                <text:p><text:span text:style-name="T5"># KERNEL: tb.monitor_blk time= <text:s text:c="18"/>5,</text:span><text:span text:style-name="T5"><text:tab/></text:span><text:span text:style-name="T5">sel=00,</text:span><text:span text:style-name="T5"><text:tab/></text:span><text:span text:style-name="T5">ino=0,</text:span><text:span text:style-name="T5"><text:tab/></text:span><text:span text:style-name="T5">in1=1,</text:span><text:span text:style-name="T5"><text:tab/></text:span><text:span text:style-name="T5">in2=0,</text:span><text:span text:style-name="T5"><text:tab/></text:span><text:span text:style-name="T5">in3=1, out=0</text:span></text:p>
                <text:p><text:span text:style-name="T5"># KERNEL: tb.monitor_blk time= <text:s text:c="17"/>15,</text:span><text:span text:style-name="T5"><text:tab/></text:span><text:span text:style-name="T5">sel=00,</text:span><text:span text:style-name="T5"><text:tab/></text:span><text:span text:style-name="T5">ino=x,</text:span><text:span text:style-name="T5"><text:tab/></text:span><text:span text:style-name="T5">in1=1,</text:span><text:span text:style-name="T5"><text:tab/></text:span><text:span text:style-name="T5">in2=0,</text:span><text:span text:style-name="T5"><text:tab/></text:span><text:span text:style-name="T5">in3=1, out=x</text:span></text:p>
                <text:p><text:span text:style-name="T5"># KERNEL: tb.monitor_blk time= <text:s text:c="17"/>20,</text:span><text:span text:style-name="T5"><text:tab/></text:span><text:span text:style-name="T5">sel=00,</text:span><text:span text:style-name="T5"><text:tab/></text:span><text:span text:style-name="T5">ino=z,</text:span><text:span text:style-name="T5"><text:tab/></text:span><text:span text:style-name="T5">in1=1,</text:span><text:span text:style-name="T5"><text:tab/></text:span><text:span text:style-name="T5">in2=0,</text:span><text:span text:style-name="T5"><text:tab/></text:span><text:span text:style-name="T5">in3=1, out=z</text:span></text:p>
                <text:p><text:span text:style-name="T5"/></text:p>
              </table:table-cell>
              <table:table-cell>
                <text:p><text:span text:style-name="T5">pass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4">2.</text:span></text:p>
              </table:table-cell>
              <table:table-cell>
                <text:p><text:span text:style-name="T5">Sel check – check for the giving select line as <text:s/>01 in multiplexer.</text:span></text:p>
                <text:p><text:span text:style-name="T5"/></text:p>
                <text:p><text:span text:style-name="T5">According to spec the output is in1(2nd selection line).</text:span></text:p>
              </table:table-cell>
              <table:table-cell>
                <text:p><text:span text:style-name="T5">Make</text:span></text:p>
                <text:p><text:span text:style-name="T5"><text:s/></text:span><text:span text:style-name="T5">sel=01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in1</text:span></text:p>
              </table:table-cell>
              <table:table-cell>
                <text:p><text:span text:style-name="T5">sel=01,</text:span><text:span text:style-name="T5"><text:tab/></text:span><text:span text:style-name="T5">ino=0,</text:span><text:span text:style-name="T5"><text:tab/></text:span><text:span text:style-name="T5">in1=1,</text:span><text:span text:style-name="T5"><text:tab/></text:span><text:span text:style-name="T5">in2=0,</text:span><text:span text:style-name="T5"><text:tab/></text:span><text:span text:style-name="T5">in3=1, out=1</text:span></text:p>
                <text:p><text:span text:style-name="T5"># KERNEL: tb.monitor_blk time= <text:s text:c="17"/>35,</text:span><text:span text:style-name="T5"><text:tab/></text:span><text:span text:style-name="T5">sel=01,</text:span><text:span text:style-name="T5"><text:tab/></text:span><text:span text:style-name="T5">ino=0,</text:span><text:span text:style-name="T5"><text:tab/></text:span><text:span text:style-name="T5">in1=0,</text:span><text:span text:style-name="T5"><text:tab/></text:span><text:span text:style-name="T5">in2=1,</text:span><text:span text:style-name="T5"><text:tab/></text:span><text:span text:style-name="T5">in3=1, out=0</text:span></text:p>
                <text:p><text:span text:style-name="T5"># KERNEL: tb.monitor_blk time= <text:s text:c="17"/>40,</text:span><text:span text:style-name="T5"><text:tab/></text:span><text:span text:style-name="T5">sel=01,</text:span><text:span text:style-name="T5"><text:tab/></text:span><text:span text:style-name="T5">ino=0,</text:span><text:span text:style-name="T5"><text:tab/></text:span><text:span text:style-name="T5">in1=z,</text:span><text:span text:style-name="T5"><text:tab/></text:span><text:span text:style-name="T5">in2=1,</text:span><text:span text:style-name="T5"><text:tab/></text:span><text:span text:style-name="T5">in3=1, out=z</text:span></text:p>
                <text:p><text:span text:style-name="T5"># KERNEL: tb.monitor_blk time= <text:s text:c="17"/>45,</text:span><text:span text:style-name="T5"><text:tab/></text:span><text:span text:style-name="T5">sel=01,</text:span><text:span text:style-name="T5"><text:tab/></text:span><text:span text:style-name="T5">ino=1,</text:span><text:span text:style-name="T5"><text:tab/></text:span><text:span text:style-name="T5">in1=1,</text:span><text:span text:style-name="T5"><text:tab/></text:span><text:span text:style-name="T5">in2=0,</text:span><text:span text:style-name="T5"><text:tab/></text:span><text:span text:style-name="T5">in3=1, out=1</text:span></text:p>
                <text:p><text:span text:style-name="T5"/></text:p>
              </table:table-cell>
              <table:table-cell>
                <text:p><text:span text:style-name="T5">pass</text:span></text:p>
              </table:table-cell>
            </table:table-row>
            <table:table-row table:style-name="ro10" table:default-cell-style-name="ce3">
              <table:table-cell table:style-name="ce2">
                <text:p><text:span text:style-name="T4">3.</text:span></text:p>
              </table:table-cell>
              <table:table-cell>
                <text:p><text:span text:style-name="T5">Sel check – check for the giving select line as <text:s/>10 in multiplexer.</text:span></text:p>
                <text:p><text:span text:style-name="T5"/></text:p>
                <text:p><text:span text:style-name="T5">According to spec the output is in2(3rd selection line).</text:span></text:p>
              </table:table-cell>
              <table:table-cell>
                <text:p><text:span text:style-name="T5">Make</text:span></text:p>
                <text:p><text:span text:style-name="T5"><text:s/></text:span><text:span text:style-name="T5">Sel=10,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in2</text:span></text:p>
              </table:table-cell>
              <table:table-cell>
                <text:p><text:span text:style-name="T5">sel=10,</text:span><text:span text:style-name="T5"><text:tab/></text:span><text:span text:style-name="T5">ino=1,</text:span><text:span text:style-name="T5"><text:tab/></text:span><text:span text:style-name="T5">in1=x,</text:span><text:span text:style-name="T5"><text:tab/></text:span><text:span text:style-name="T5">in2=0,</text:span><text:span text:style-name="T5"><text:tab/></text:span><text:span text:style-name="T5">in3=1, out=0</text:span></text:p>
                <text:p><text:span text:style-name="T5"># KERNEL: tb.monitor_blk time= <text:s text:c="17"/>55,</text:span><text:span text:style-name="T5"><text:tab/></text:span><text:span text:style-name="T5">sel=10,</text:span><text:span text:style-name="T5"><text:tab/></text:span><text:span text:style-name="T5">ino=1,</text:span><text:span text:style-name="T5"><text:tab/></text:span><text:span text:style-name="T5">in1=x,</text:span><text:span text:style-name="T5"><text:tab/></text:span><text:span text:style-name="T5">in2=z,</text:span><text:span text:style-name="T5"><text:tab/></text:span><text:span text:style-name="T5">in3=1, out=z</text:span></text:p>
                <text:p><text:span text:style-name="T5"># KERNEL: tb.monitor_blk time= <text:s text:c="17"/>60,</text:span><text:span text:style-name="T5"><text:tab/></text:span><text:span text:style-name="T5">sel=10,</text:span><text:span text:style-name="T5"><text:tab/></text:span><text:span text:style-name="T5">ino=1,</text:span><text:span text:style-name="T5"><text:tab/></text:span><text:span text:style-name="T5">in1=0,</text:span><text:span text:style-name="T5"><text:tab/></text:span><text:span text:style-name="T5">in2=x,</text:span><text:span text:style-name="T5"><text:tab/></text:span><text:span text:style-name="T5">in3=1, out=x</text:span></text:p>
                <text:p><text:span text:style-name="T5"># KERNEL: tb.monitor_blk time= <text:s text:c="17"/>65,</text:span><text:span text:style-name="T5"><text:tab/></text:span><text:span text:style-name="T5">sel=10,</text:span><text:span text:style-name="T5"><text:tab/></text:span><text:span text:style-name="T5">ino=0,</text:span><text:span text:style-name="T5"><text:tab/></text:span><text:span text:style-name="T5">in1=1,</text:span><text:span text:style-name="T5"><text:tab/></text:span><text:span text:style-name="T5">in2=0,</text:span><text:span text:style-name="T5"><text:tab/></text:span><text:span text:style-name="T5">in3=1, out=0</text:span></text:p>
                <text:p><text:span text:style-name="T5"># KERNEL: tb.monitor_blk time= <text:s text:c="17"/>70,</text:span><text:span text:style-name="T5"><text:tab/></text:span><text:span text:style-name="T5">sel=10,</text:span><text:span text:style-name="T5"><text:tab/></text:span><text:span text:style-name="T5">ino=0,</text:span><text:span text:style-name="T5"><text:tab/></text:span><text:span text:style-name="T5">in1=1,</text:span><text:span text:style-name="T5"><text:tab/></text:span><text:span text:style-name="T5">in2=1,</text:span><text:span text:style-name="T5"><text:tab/></text:span><text:span text:style-name="T5">in3=1, out=1</text:span></text:p>
                <text:p><text:span text:style-name="T5"/></text:p>
              </table:table-cell>
              <table:table-cell>
                <text:p><text:span text:style-name="T5">pass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4">4.</text:span></text:p>
              </table:table-cell>
              <table:table-cell>
                <text:p><text:span text:style-name="T5">Sel check – check for the giving select line as <text:s/>11 in multiplexer.</text:span></text:p>
                <text:p><text:span text:style-name="T5"/></text:p>
                <text:p><text:span text:style-name="T5">According to spec the output is in3(4</text:span><text:span text:style-name="T6">th</text:span><text:span text:style-name="T5"> selection line).</text:span></text:p>
              </table:table-cell>
              <table:table-cell>
                <text:p><text:span text:style-name="T5">Make</text:span></text:p>
                <text:p><text:span text:style-name="T5"><text:s/></text:span><text:span text:style-name="T5">Sel=11,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in3</text:span></text:p>
              </table:table-cell>
              <table:table-cell table:style-name="ce5">
                <text:p><text:span text:style-name="T7">sel=11,</text:span><text:span text:style-name="T7"><text:tab/></text:span><text:span text:style-name="T7">ino=0,</text:span><text:span text:style-name="T7"><text:tab/></text:span><text:span text:style-name="T7">in1=1,</text:span><text:span text:style-name="T7"><text:tab/></text:span><text:span text:style-name="T7">in2=1,</text:span><text:span text:style-name="T7"><text:tab/></text:span><text:span text:style-name="T7">in3=1, out=1</text:span></text:p>
                <text:p><text:span text:style-name="T7"># KERNEL: tb.monitor_blk time= <text:s text:c="17"/>80,</text:span><text:span text:style-name="T7"><text:tab/></text:span><text:span text:style-name="T7">sel=11,</text:span><text:span text:style-name="T7"><text:tab/></text:span><text:span text:style-name="T7">ino=0,</text:span><text:span text:style-name="T7"><text:tab/></text:span><text:span text:style-name="T7">in1=1,</text:span><text:span text:style-name="T7"><text:tab/></text:span><text:span text:style-name="T7">in2=1,</text:span><text:span text:style-name="T7"><text:tab/></text:span><text:span text:style-name="T7">in3=x, out=x</text:span></text:p>
                <text:p><text:span text:style-name="T7"># KERNEL: tb.monitor_blk time= <text:s text:c="17"/>85,</text:span><text:span text:style-name="T7"><text:tab/></text:span><text:span text:style-name="T7">sel=11,</text:span><text:span text:style-name="T7"><text:tab/></text:span><text:span text:style-name="T7">ino=1,</text:span><text:span text:style-name="T7"><text:tab/></text:span><text:span text:style-name="T7">in1=1,</text:span><text:span text:style-name="T7"><text:tab/></text:span><text:span text:style-name="T7">in2=1,</text:span><text:span text:style-name="T7"><text:tab/></text:span><text:span text:style-name="T7">in3=1, out=1</text:span></text:p>
                <text:p><text:span text:style-name="T7"># KERNEL: tb.monitor_blk time= <text:s text:c="17"/>90,</text:span><text:span text:style-name="T7"><text:tab/></text:span><text:span text:style-name="T7">sel=11,</text:span><text:span text:style-name="T7"><text:tab/></text:span><text:span text:style-name="T7">ino=1,</text:span><text:span text:style-name="T7"><text:tab/></text:span><text:span text:style-name="T7">in1=1,</text:span><text:span text:style-name="T7"><text:tab/></text:span><text:span text:style-name="T7">in2=1,</text:span><text:span text:style-name="T7"><text:tab/></text:span><text:span text:style-name="T7">in3=x, out=x</text:span></text:p>
                <text:p><text:span text:style-name="T7"># KERNEL: tb.monitor_blk time= <text:s text:c="17"/>95,</text:span><text:span text:style-name="T7"><text:tab/></text:span><text:span text:style-name="T7">sel=11,</text:span><text:span text:style-name="T7"><text:tab/></text:span><text:span text:style-name="T7">ino=1,</text:span><text:span text:style-name="T7"><text:tab/></text:span><text:span text:style-name="T7">in1=1,</text:span><text:span text:style-name="T7"><text:tab/></text:span><text:span text:style-name="T7">in2=1,</text:span><text:span text:style-name="T7"><text:tab/></text:span><text:span text:style-name="T7">in3=0, out=0</text:span></text:p>
                <text:p><text:span text:style-name="T7"/></text:p>
              </table:table-cell>
              <table:table-cell>
                <text:p><text:span text:style-name="T5">pass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4">5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xx.</text:span></text:p>
                <text:p><text:span text:style-name="T5"/></text:p>
                <text:p><text:span text:style-name="T5">According to spec the output is not is not specified.</text:span></text:p>
                <text:p><text:span text:style-name="T5"/></text:p>
              </table:table-cell>
              <table:table-cell>
                <text:p><text:span text:style-name="T5">Make</text:span></text:p>
                <text:p><text:span text:style-name="T5"><text:s/></text:span><text:span text:style-name="T5">sel=xx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xx</text:span></text:p>
              </table:table-cell>
              <table:table-cell table:style-name="ce5">
                <text:p><text:span text:style-name="T7">sel=xx,</text:span><text:span text:style-name="T7"><text:tab/></text:span><text:span text:style-name="T7">ino=1,</text:span><text:span text:style-name="T7"><text:tab/></text:span><text:span text:style-name="T7">in1=1,</text:span><text:span text:style-name="T7"><text:tab/></text:span><text:span text:style-name="T7">in2=1,</text:span><text:span text:style-name="T7"><text:tab/></text:span><text:span text:style-name="T7">in3=0, out=x</text:span></text:p>
              </table:table-cell>
              <table:table-cell>
                <text:p><text:span text:style-name="T5">pass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4">6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zz.</text:span></text:p>
                <text:p><text:span text:style-name="T5">According to spec the output is not specified.</text:span></text:p>
                <text:p><text:span text:style-name="T5"/></text:p>
              </table:table-cell>
              <table:table-cell>
                <text:p><text:span text:style-name="T5">Make</text:span></text:p>
                <text:p><text:span text:style-name="T5"><text:s/></text:span><text:span text:style-name="T5">sel=zz,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xx</text:span></text:p>
              </table:table-cell>
              <table:table-cell table:style-name="ce5">
                <text:p><text:span text:style-name="T5">sel=zz,</text:span><text:span text:style-name="T5"><text:tab/></text:span><text:span text:style-name="T5">ino=0,</text:span><text:span text:style-name="T5"><text:tab/></text:span><text:span text:style-name="T5">in1=1,</text:span><text:span text:style-name="T5"><text:tab/></text:span><text:span text:style-name="T5">in2=1,</text:span><text:span text:style-name="T5"><text:tab/></text:span><text:span text:style-name="T5">in3=0, out=x</text:span></text:p>
                <text:p><text:span text:style-name="T5"/></text:p>
              </table:table-cell>
              <table:table-cell>
                <text:p><text:span text:style-name="T5">pass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4">7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1x.</text:span></text:p>
                <text:p><text:span text:style-name="T5">According to spec the output is not specified.</text:span></text:p>
                <text:p><text:span text:style-name="T5"/></text:p>
              </table:table-cell>
              <table:table-cell>
                <text:p><text:span text:style-name="T5">Make</text:span></text:p>
                <text:p><text:span text:style-name="T5"><text:s/></text:span><text:span text:style-name="T5">sel=1x,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xx</text:span></text:p>
              </table:table-cell>
              <table:table-cell table:style-name="ce5">
                <text:p><text:span text:style-name="T5">sel=1x,</text:span><text:span text:style-name="T5"><text:tab/></text:span><text:span text:style-name="T5">ino=1,</text:span><text:span text:style-name="T5"><text:tab/></text:span><text:span text:style-name="T5">in1=0,</text:span><text:span text:style-name="T5"><text:tab/></text:span><text:span text:style-name="T5">in2=0,</text:span><text:span text:style-name="T5"><text:tab/></text:span><text:span text:style-name="T5">in3=1, out=x</text:span></text:p>
                <text:p><text:span text:style-name="T5"/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7" draw:text-style-name="P3" draw:layer="layout" svg:width="4.418cm" svg:height="1.119cm" svg:x="8.42cm" svg:y="1.535cm">
          <draw:text-box>
            <text:p><text:span text:style-name="T2">Test cases</text:span></text:p>
          </draw:text-box>
        </draw:frame>
      </draw:page>
      <draw:page draw:name="page5" draw:style-name="dp1" draw:master-page-name="Default">
        <draw:frame draw:style-name="standard" draw:layer="layout" svg:width="64.77cm" svg:height="23.24cm" svg:x="-21.589cm" svg:y="2.8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1" table:default-cell-style-name="ce3">
              <table:table-cell table:style-name="ce2">
                <text:p><text:span text:style-name="T4">8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x1.</text:span></text:p>
                <text:p><text:span text:style-name="T5">According to spec the output is not specified.</text:span></text:p>
                <text:p><text:span text:style-name="T5"/></text:p>
              </table:table-cell>
              <table:table-cell>
                <text:p><text:span text:style-name="T5">Make</text:span></text:p>
                <text:p><text:span text:style-name="T5"><text:s/></text:span><text:span text:style-name="T5">sel=x1,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x</text:span></text:p>
              </table:table-cell>
              <table:table-cell table:style-name="ce5">
                <text:p><text:span text:style-name="T5">sel=x1,</text:span><text:span text:style-name="T5"><text:tab/></text:span><text:span text:style-name="T5">ino=0,</text:span><text:span text:style-name="T5"><text:tab/></text:span><text:span text:style-name="T5">in1=1,</text:span><text:span text:style-name="T5"><text:tab/></text:span><text:span text:style-name="T5">in2=1,</text:span><text:span text:style-name="T5"><text:tab/></text:span><text:span text:style-name="T5">in3=0, out=x</text:span></text:p>
              </table:table-cell>
              <table:table-cell/>
            </table:table-row>
            <table:table-row table:style-name="ro12" table:default-cell-style-name="ce3">
              <table:table-cell table:style-name="ce2">
                <text:p><text:span text:style-name="T4">9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1z.</text:span></text:p>
                <text:p><text:span text:style-name="T5">According to spec the output is not specified.</text:span></text:p>
                <text:p><text:span text:style-name="T5"/></text:p>
              </table:table-cell>
              <table:table-cell>
                <text:p><text:span text:style-name="T5">Make </text:span></text:p>
                <text:p><text:span text:style-name="T5">sel=1z,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x</text:span></text:p>
              </table:table-cell>
              <table:table-cell table:style-name="ce5">
                <text:p><text:span text:style-name="T5">sel=1z,</text:span><text:span text:style-name="T5"><text:tab/></text:span><text:span text:style-name="T5">ino=1,</text:span><text:span text:style-name="T5"><text:tab/></text:span><text:span text:style-name="T5">in1=0,</text:span><text:span text:style-name="T5"><text:tab/></text:span><text:span text:style-name="T5">in2=0,</text:span><text:span text:style-name="T5"><text:tab/></text:span><text:span text:style-name="T5">in3=0, out=x</text:span></text:p>
              </table:table-cell>
              <table:table-cell/>
            </table:table-row>
            <table:table-row table:style-name="ro13" table:default-cell-style-name="ce3">
              <table:table-cell table:style-name="ce2">
                <text:p><text:span text:style-name="T4">10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z1.</text:span></text:p>
                <text:p><text:span text:style-name="T5">According to spec the output is not specified.</text:span></text:p>
                <text:p><text:span text:style-name="T5"/></text:p>
              </table:table-cell>
              <table:table-cell>
                <text:p><text:span text:style-name="T5">Make </text:span></text:p>
                <text:p><text:span text:style-name="T5">sel=z1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x</text:span></text:p>
              </table:table-cell>
              <table:table-cell table:style-name="ce5">
                <text:p><text:span text:style-name="T5">sel=z1,</text:span><text:span text:style-name="T5"><text:tab/></text:span><text:span text:style-name="T5">ino=0,</text:span><text:span text:style-name="T5"><text:tab/></text:span><text:span text:style-name="T5">in1=0,</text:span><text:span text:style-name="T5"><text:tab/></text:span><text:span text:style-name="T5">in2=0,</text:span><text:span text:style-name="T5"><text:tab/></text:span><text:span text:style-name="T5">in3=0, out=x</text:span></text:p>
                <text:p><text:span text:style-name="T5"/></text:p>
              </table:table-cell>
              <table:table-cell/>
            </table:table-row>
            <table:table-row table:style-name="ro13" table:default-cell-style-name="ce3">
              <table:table-cell table:style-name="ce2">
                <text:p><text:span text:style-name="T4">11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0x.</text:span></text:p>
                <text:p><text:span text:style-name="T5">According to spec the output is not specified.</text:span></text:p>
                <text:p><text:span text:style-name="T5"/></text:p>
              </table:table-cell>
              <table:table-cell>
                <text:p><text:span text:style-name="T5">Make </text:span></text:p>
                <text:p><text:span text:style-name="T5">sel=0x</text:span></text:p>
                <text:p><text:span text:style-name="T5">In0=0,</text:span></text:p>
                <text:p><text:span text:style-name="T5">In1=1,</text:span></text:p>
                <text:p><text:span text:style-name="T5">In2=2.</text:span></text:p>
              </table:table-cell>
              <table:table-cell>
                <text:p><text:span text:style-name="T5">mux_out=x</text:span></text:p>
              </table:table-cell>
              <table:table-cell table:style-name="ce5">
                <text:p><text:span text:style-name="T5">sel=0x,</text:span><text:span text:style-name="T5"><text:tab/></text:span><text:span text:style-name="T5">ino=0,</text:span><text:span text:style-name="T5"><text:tab/></text:span><text:span text:style-name="T5">in1=1,</text:span><text:span text:style-name="T5"><text:tab/></text:span><text:span text:style-name="T5">in2=1,</text:span><text:span text:style-name="T5"><text:tab/></text:span><text:span text:style-name="T5">in3=0, out=x</text:span></text:p>
                <text:p><text:span text:style-name="T5"/></text:p>
              </table:table-cell>
              <table:table-cell/>
            </table:table-row>
            <table:table-row table:style-name="ro14" table:default-cell-style-name="ce3">
              <table:table-cell table:style-name="ce2">
                <text:p><text:span text:style-name="T4">12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x0.</text:span></text:p>
                <text:p><text:span text:style-name="T5">According to spec the output is not specified.</text:span></text:p>
                <text:p><text:span text:style-name="T5"/></text:p>
              </table:table-cell>
              <table:table-cell>
                <text:p><text:span text:style-name="T5">Make sel=x0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x</text:span></text:p>
              </table:table-cell>
              <table:table-cell table:style-name="ce5">
                <text:p><text:span text:style-name="T5">sel=x0,</text:span><text:span text:style-name="T5"><text:tab/></text:span><text:span text:style-name="T5">ino=0,</text:span><text:span text:style-name="T5"><text:tab/></text:span><text:span text:style-name="T5">in1=1,</text:span><text:span text:style-name="T5"><text:tab/></text:span><text:span text:style-name="T5">in2=1,</text:span><text:span text:style-name="T5"><text:tab/></text:span><text:span text:style-name="T5">in3=0, out=x</text:span></text:p>
              </table:table-cell>
              <table:table-cell/>
            </table:table-row>
            <table:table-row table:style-name="ro14" table:default-cell-style-name="ce3">
              <table:table-cell table:style-name="ce2">
                <text:p><text:span text:style-name="T4">13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z0.</text:span></text:p>
                <text:p><text:span text:style-name="T5">According to spec the output is not specified.</text:span></text:p>
                <text:p><text:span text:style-name="T5"/></text:p>
              </table:table-cell>
              <table:table-cell>
                <text:p><text:span text:style-name="T5">Make sel=z0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x</text:span></text:p>
              </table:table-cell>
              <table:table-cell table:style-name="ce5">
                <text:p><text:span text:style-name="T5">sel=z0,</text:span><text:span text:style-name="T5"><text:tab/></text:span><text:span text:style-name="T5">ino=1,</text:span><text:span text:style-name="T5"><text:tab/></text:span><text:span text:style-name="T5">in1=1,</text:span><text:span text:style-name="T5"><text:tab/></text:span><text:span text:style-name="T5">in2=1,</text:span><text:span text:style-name="T5"><text:tab/></text:span><text:span text:style-name="T5">in3=0, out=x</text:span></text:p>
              </table:table-cell>
              <table:table-cell/>
            </table:table-row>
            <table:table-row table:style-name="ro15" table:default-cell-style-name="ce3">
              <table:table-cell table:style-name="ce2">
                <text:p><text:span text:style-name="T4">14.</text:span></text:p>
              </table:table-cell>
              <table:table-cell>
                <text:p><text:span text:style-name="T5">Sel check-</text:span></text:p>
                <text:p><text:span text:style-name="T5">Check for the proper selection in the multiplexer by giving selection line as 0z.</text:span></text:p>
                <text:p><text:span text:style-name="T5">According to spec the output is not specified.</text:span></text:p>
                <text:p><text:span text:style-name="T5"/></text:p>
              </table:table-cell>
              <table:table-cell>
                <text:p><text:span text:style-name="T5">Make sel=0z</text:span></text:p>
                <text:p><text:span text:style-name="T5">In0=0,</text:span></text:p>
                <text:p><text:span text:style-name="T5">In1=1,</text:span></text:p>
                <text:p><text:span text:style-name="T5">In2=2,</text:span></text:p>
                <text:p><text:span text:style-name="T5">In3=3.</text:span></text:p>
              </table:table-cell>
              <table:table-cell>
                <text:p><text:span text:style-name="T5">Mux_out=x</text:span></text:p>
              </table:table-cell>
              <table:table-cell table:style-name="ce5">
                <text:p><text:span text:style-name="T5">sel=0z,</text:span><text:span text:style-name="T5"><text:tab/></text:span><text:span text:style-name="T5">ino=0,</text:span><text:span text:style-name="T5"><text:tab/></text:span><text:span text:style-name="T5">in1=1,</text:span><text:span text:style-name="T5"><text:tab/></text:span><text:span text:style-name="T5">in2=1,</text:span><text:span text:style-name="T5"><text:tab/></text:span><text:span text:style-name="T5">in3=0, out=x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9:52:59.226689148</meta:creation-date>
    <dc:date>2016-11-16T09:56:36.981300979</dc:date>
    <meta:editing-duration>PT1H59M34S</meta:editing-duration>
    <meta:editing-cycles>21</meta:editing-cycles>
    <meta:generator>LibreOffice/4.3.7.2$Linux_X86_64 LibreOffice_project/430$Build-2</meta:generator>
    <meta:document-statistic meta:object-count="46"/>
  </office:meta>
</office:document-meta>
</file>